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162d71" officeooo:paragraph-rsid="00162d71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2d71" officeooo:paragraph-rsid="001b2a9a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Azione_20_sistema" style:list-style-name="Numerazione_20_UC">
      <style:text-properties officeooo:rsid="000db710" officeooo:paragraph-rsid="00149ae1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e05e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officeooo:rsid="00179a2f"/>
    </style:style>
    <style:style style:name="T12" style:family="text">
      <style:text-properties officeooo:rsid="000dd021"/>
    </style:style>
    <style:style style:name="T13" style:family="text">
      <style:text-properties officeooo:rsid="001a5b26"/>
    </style:style>
    <style:style style:name="T14" style:family="text">
      <style:text-properties officeooo:rsid="001b2a9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cer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45523" text:style-name="Numerazione_20_UC">
              <text:list-item>
                <text:p text:style-name="P11"><text:span text:style-name="T2">L'utente </text:span><text:s/>accede alla sezione Questionari <text:span text:style-name="T9">(</text:span><text:span text:style-name="T10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3">2. </text:span><text:span text:style-name="T6">Il sistema mostra all'utente la lista dei questionari</text:span><text:span text:style-name="T5"> <text:s text:c="60"/></text:span></text:p>
                            <text:p text:style-name="P12"><text:span text:style-name="T11">3.</text:span> L'utente inserisce le parole chiave negli appositi campi</text:p>
                            <text:p text:style-name="P12"><text:s text:c="31"/><text:span text:style-name="T11">4</text:span>. Il sistema mostra i risultati della ricerca <text:s text:c="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9">all'utente l'elenco dei questionari ottenuti dalla ricerca (</text:span><text:span text:style-name="T10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15025" text:style-name="L1">
              <text:list-item>
                <text:p text:style-name="P10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3">di ricerca </text:span>non dovrà richi<text:span text:style-name="T12">e</text:span>dere piu' di 5 secondi</text:p>
          </table:table-cell>
        </table:table-row>
      </table:table>
      <text:p text:style-name="P9"/>
      <text:p text:style-name="P13"><text:span text:style-name="T14">UC_H_24_ricerca_questionari: </text:span>Ricer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8M10S</meta:editing-duration>
    <meta:editing-cycles>15</meta:editing-cycles>
    <meta:generator>LibreOffice/3.6$Windows_x86 LibreOffice_project/da8c1e6-fd468f4-454e206-f42a4a9-143cfd</meta:generator>
    <dc:date>2012-10-22T23:53:41.53</dc:date>
    <meta:document-statistic meta:table-count="1" meta:image-count="0" meta:object-count="0" meta:page-count="1" meta:paragraph-count="20" meta:word-count="115" meta:character-count="933" meta:non-whitespace-character-count="721"/>
  </office:meta>
</office:document-meta>
</file>